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500000294BE3AB2D1CD5FDA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771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3">1% von 100 =</text:span></text:p>
            <text:p text:style-name="P2"><text:span text:style-name="T3"/></text:p>
            <text:p text:style-name="P2"><text:span text:style-name="T3">10% von 100 = </text:span></text:p>
            <text:p text:style-name="P2"><text:span text:style-name="T3"/></text:p>
            <text:p text:style-name="P2"><text:span text:style-name="T3">43% von 326 =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8.666cm" svg:height="14.719cm" svg:x="0.752cm" svg:y="0.628cm">
          <draw:image xlink:href="Pictures/100000000000034500000294BE3AB2D1CD5FDA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7T09:26:40.577630947</meta:creation-date>
    <dc:date>2025-05-07T09:30:06.713351004</dc:date>
    <meta:editing-duration>PT3M27S</meta:editing-duration>
    <meta:editing-cycles>1</meta:editing-cycles>
    <meta:document-statistic meta:object-count="29"/>
    <meta:generator>LibreOffice/6.4.7.2$Linux_X86_64 LibreOffice_project/40$Build-2</meta:generator>
  </office:meta>
</office:document-meta>
</file>